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ynchStartingException.ResynchStartingExcep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ynchStartingException.ResynchStarting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